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f785" officeooo:paragraph-rsid="001ef7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37:07.691057034</meta:creation-date>
    <dc:date>2019-09-02T15:37:46.639598940</dc:date>
    <meta:editing-duration>PT40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0.7.3$Linux_X86_64 LibreOffice_project/00m0$Build-3</meta:generator>
  </office:meta>
</office:document-meta>
</file>